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8">
          <table:table-cell table:number-columns-repeated="64"/>
        </table:table-row>
        <table:table-row table:style-name="ro2">
          <table:table-cell table:number-columns-repeated="10"/>
          <table:table-cell table:style-name="ce3" office:value-type="string" calcext:value-type="string" table:number-columns-spanned="8" table:number-rows-spanned="1">
            <text:p>In orange: with logs</text:p>
          </table:table-cell>
          <table:covered-table-cell table:style-name="ce4"/>
          <table:covered-table-cell table:number-columns-repeated="6"/>
          <table:table-cell table:number-columns-repeated="46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Without log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With logs</text:p>
          </table:table-cell>
          <table:covered-table-cell/>
          <table:table-cell table:number-columns-repeated="2"/>
          <table:table-cell table:style-name="ce3" office:value-type="string" calcext:value-type="string" table:number-columns-spanned="8" table:number-rows-spanned="1">
            <text:p>In blue: without logs</text:p>
          </table:table-cell>
          <table:covered-table-cell table:style-name="ce4"/>
          <table:covered-table-cell table:number-columns-repeated="6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>
            <draw:frame table:end-cell-address="Feuil1.S31" table:end-x="0.3622in" table:end-y="0.0039in" draw:z-index="0" draw:name="Graphique 4" draw:style-name="gr1" draw:text-style-name="P1" svg:width="8.7988in" svg:height="3.5in" svg:x="0.7823in" svg:y="0.1457in">
              <draw:object draw:notify-on-update-of-ranges="Feuil1.D15:Feuil1.D22 Feuil1.D14:Feuil1.D14 Feuil1.E15:Feuil1.E22 Feuil1.G15:Feuil1.G22 Feuil1.D14:Feuil1.D14 Feuil1.H15:Feuil1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 = n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42" calcext:value-type="float">
            <text:p>1342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50" calcext:value-type="float">
            <text:p>345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57" calcext:value-type="float">
            <text:p>5657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040" calcext:value-type="float">
            <text:p>1004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090" calcext:value-type="float">
            <text:p>1409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9967" calcext:value-type="float">
            <text:p>199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864" calcext:value-type="float">
            <text:p>39864</text:p>
          </table:table-cell>
          <table:table-cell table:number-columns-repeated="56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9"/>
          <table:table-cell>
            <draw:frame table:end-cell-address="Feuil1.S54" table:end-x="0.3626in" table:end-y="0.1189in" draw:z-index="1" draw:name="Graphique 7" draw:style-name="gr1" draw:text-style-name="P1" svg:width="8.7988in" svg:height="3.5in" svg:x="0.7827in" svg:y="0.0689in">
              <draw:object draw:notify-on-update-of-ranges="Feuil1.D40:Feuil1.D47 Feuil1.D14:Feuil1.D14 Feuil1.E40:Feuil1.E47 Feuil1.G40:Feuil1.G47 Feuil1.D14:Feuil1.D14 Feuil1.H40:Feuil1.H4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string" calcext:value-type="string">
            <text:p>m = 3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5" calcext:value-type="float">
            <text:p>365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04" calcext:value-type="float">
            <text:p>604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94" calcext:value-type="float">
            <text:p>894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84" calcext:value-type="float">
            <text:p>1484</text:p>
          </table:table-cell>
          <table:table-cell table:number-columns-repeated="56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9"/>
          <table:table-cell>
            <draw:frame table:end-cell-address="Feuil1.S76" table:end-x="0.3626in" table:end-y="0.0512in" draw:z-index="2" draw:name="Graphique 8" draw:style-name="gr1" draw:text-style-name="P1" svg:width="8.7992in" svg:height="3.5in" svg:x="0.7823in" svg:y="0.002in">
              <draw:object draw:notify-on-update-of-ranges="Feuil1.D64:Feuil1.D71 Feuil1.D14:Feuil1.D14 Feuil1.E64:Feuil1.E71 Feuil1.G64:Feuil1.G71 Feuil1.D14:Feuil1.D14 Feuil1.H64:Feuil1.H7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m = 10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726" calcext:value-type="float">
            <text:p>1726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967" calcext:value-type="float">
            <text:p>1967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27" calcext:value-type="float">
            <text:p>2927</text:p>
          </table:table-cell>
          <table:table-cell table:number-columns-repeated="5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9"/>
          <table:table-cell>
            <draw:frame table:end-cell-address="Feuil1.S97" table:end-x="0.3626in" table:end-y="0.0638in" draw:z-index="3" draw:name="Graphique 9" draw:style-name="gr1" draw:text-style-name="P1" svg:width="8.7992in" svg:height="3.4673in" svg:x="0.7823in" svg:y="0.0469in">
              <draw:object draw:notify-on-update-of-ranges="Feuil1.D86:Feuil1.D93 Feuil1.D14:Feuil1.D14 Feuil1.E86:Feuil1.E93 Feuil1.G86:Feuil1.G93 Feuil1.D14:Feuil1.D14 Feuil1.H86:Feuil1.H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m = 100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412" calcext:value-type="float">
            <text:p>2412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33" calcext:value-type="float">
            <text:p>4133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57" calcext:value-type="float">
            <text:p>5657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687" calcext:value-type="float">
            <text:p>468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954" calcext:value-type="float">
            <text:p>8954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569" calcext:value-type="float">
            <text:p>12569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1641" calcext:value-type="float">
            <text:p>116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5978" calcext:value-type="float">
            <text:p>25978</text:p>
          </table:table-cell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>
            <draw:frame table:end-cell-address="Feuil1.J113" table:end-x="0.3882in" table:end-y="0.0189in" draw:z-index="4" draw:name="Graphique 10" draw:style-name="gr1" draw:text-style-name="P1" svg:width="7.2622in" svg:height="3.424in" svg:x="0.2969in" svg:y="0.0453in">
              <draw:object draw:notify-on-update-of-ranges="Feuil1.D15:Feuil1.D22 Feuil1.D14:Feuil1.D14 Feuil1.E15:Feuil1.E22 Feuil1.G15:Feuil1.G22 Feuil1.D14:Feuil1.D14 Feuil1.H15:Feuil1.H22 Feuil1.D40:Feuil1.D47 Feuil1.D14:Feuil1.D14 Feuil1.E40:Feuil1.E47 Feuil1.G40:Feuil1.G47 Feuil1.D14:Feuil1.D14 Feuil1.H40:Feuil1.H47 Feuil1.D64:Feuil1.D71 Feuil1.D14:Feuil1.D14 Feuil1.E64:Feuil1.E71 Feuil1.G64:Feuil1.G71 Feuil1.D14:Feuil1.D14 Feuil1.H64:Feuil1.H71 Feuil1.D86:Feuil1.D93 Feuil1.D14:Feuil1.D14 Feuil1.E86:Feuil1.E93 Feuil1.G86:Feuil1.G93 Feuil1.D14:Feuil1.D14 Feuil1.H86:Feuil1.H9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8:26:44.981755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creation-date>2020-11-10T17:54:21</meta:creation-date>
    <dc:date>2020-11-11T18:29:58.039069365</dc:date>
    <meta:generator>LibreOffice/6.4.6.2$Linux_X86_64 LibreOffice_project/40$Build-2</meta:generator>
    <meta:editing-duration>PT14M24S</meta:editing-duration>
    <meta:editing-cycles>4</meta:editing-cycles>
    <meta:document-statistic meta:table-count="1" meta:cell-count="140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r" fo:country="F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2" svg:stroke-width="0.053cm" svg:stroke-color="#ed7d31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352cm" svg:height="8.891cm" xlink:href=".." xlink:type="simple" chart:class="chart:scatter" chart:style-name="ch1">
        <chart:title svg:x="4.975cm" svg:y="0.312cm" chart:style-name="ch2">
          <text:p>Total Runtime (M=N, with differents values of N)</text:p>
        </chart:title>
        <chart:legend chart:legend-position="end" svg:x="17.745cm" svg:y="3.453cm" style:legend-expansion="high" chart:style-name="ch3"/>
        <chart:plot-area chart:style-name="ch4" table:cell-range-address="Feuil1.D14:Feuil1.D22 Feuil1.E15:Feuil1.E22 Feuil1.H15:Feuil1.H22" chart:data-source-has-labels="row" svg:x="1.507cm" svg:y="1.368cm" svg:width="15.791cm" svg:height="6.316cm">
          <chartooo:coordinate-region svg:x="2.666cm" svg:y="1.554cm" svg:width="14.313cm" svg:height="5.66cm"/>
          <chart:axis chart:dimension="x" chart:name="primary-x" chart:style-name="ch5">
            <chart:title svg:x="7.525cm" svg:y="7.862cm" chart:style-name="ch6">
              <text:p>Number of actors (N)</text:p>
            </chart:title>
            <chart:grid chart:style-name="ch7" chart:class="major"/>
          </chart:axis>
          <chart:axis chart:dimension="y" chart:name="primary-y" chart:style-name="ch5">
            <chart:title svg:x="0.451cm" svg:y="6.601cm" chart:style-name="ch8">
              <text:p>Time of execution (ms)</text:p>
            </chart:title>
            <chart:grid chart:style-name="ch7" chart:class="major"/>
          </chart:axis>
          <chart:series chart:style-name="ch9" chart:values-cell-range-address="Feuil1.E15:Feuil1.E22" chart:label-cell-address="Feuil1.D14:Feuil1.D14" chart:class="chart:scatter">
            <chart:domain table:cell-range-address="Feuil1.D15:Feuil1.D22"/>
            <chart:regression-curve chart:style-name="ch10"/>
            <chart:data-point chart:repeated="8"/>
          </chart:series>
          <chart:series chart:style-name="ch11" chart:values-cell-range-address="Feuil1.H15:Feuil1.H22" chart:label-cell-address="Feuil1.D14:Feuil1.D14" chart:class="chart:scatter">
            <chart:domain table:cell-range-address="Feuil1.G15:Feuil1.G22"/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1.D15:Feuil1.D22</svg:desc>
                </draw:g>
              </table:table-cell>
              <table:table-cell office:value-type="float" office:value="63">
                <text:p>63</text:p>
                <draw:g>
                  <svg:desc>Feuil1.E15:Feuil1.E22</svg:desc>
                </draw:g>
              </table:table-cell>
              <table:table-cell office:value-type="float" office:value="3">
                <text:p>3</text:p>
                <draw:g>
                  <svg:desc>Feuil1.G15:Feuil1.G22</svg:desc>
                </draw:g>
              </table:table-cell>
              <table:table-cell office:value-type="float" office:value="78">
                <text:p>78</text:p>
                <draw:g>
                  <svg:desc>Feuil1.H15:Feuil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50">
                <text:p>5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790">
                <text:p>1790</text:p>
              </table:table-cell>
              <table:table-cell office:value-type="float" office:value="80">
                <text:p>8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62">
                <text:p>2962</text:p>
              </table:table-cell>
              <table:table-cell office:value-type="float" office:value="100">
                <text:p>100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5500">
                <text:p>5500</text:p>
              </table:table-cell>
              <table:table-cell office:value-type="float" office:value="125">
                <text:p>125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9000">
                <text:p>9000</text:p>
              </table:table-cell>
              <table:table-cell office:value-type="float" office:value="150">
                <text:p>150</text:p>
              </table:table-cell>
              <table:table-cell office:value-type="float" office:value="14090">
                <text:p>140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9967">
                <text:p>19967</text:p>
              </table:table-cell>
              <table:table-cell office:value-type="float" office:value="200">
                <text:p>200</text:p>
              </table:table-cell>
              <table:table-cell office:value-type="float" office:value="39864">
                <text:p>39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r" fo:country="F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2" svg:stroke-width="0.053cm" svg:stroke-color="#ed7d31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352cm" svg:height="8.891cm" xlink:href=".." xlink:type="simple" chart:class="chart:scatter" chart:style-name="ch1">
        <chart:title svg:x="5.001cm" svg:y="0.312cm" chart:style-name="ch2">
          <text:p>Total Runtime (M=3, with differents values of N)</text:p>
        </chart:title>
        <chart:legend chart:legend-position="end" svg:x="17.745cm" svg:y="3.453cm" style:legend-expansion="high" chart:style-name="ch3"/>
        <chart:plot-area chart:style-name="ch4" table:cell-range-address="Feuil1.D40:Feuil1.E47 Feuil1.D14:Feuil1.D14 Feuil1.H40:Feuil1.H47" chart:data-source-has-labels="row" svg:x="1.507cm" svg:y="1.368cm" svg:width="15.791cm" svg:height="6.316cm">
          <chartooo:coordinate-region svg:x="2.243cm" svg:y="1.554cm" svg:width="14.524cm" svg:height="5.66cm"/>
          <chart:axis chart:dimension="x" chart:name="primary-x" chart:style-name="ch5">
            <chart:title svg:x="7.525cm" svg:y="7.862cm" chart:style-name="ch6">
              <text:p>Number of actors (N)</text:p>
            </chart:title>
            <chart:grid chart:style-name="ch7" chart:class="major"/>
          </chart:axis>
          <chart:axis chart:dimension="y" chart:name="primary-y" chart:style-name="ch5">
            <chart:title svg:x="0.451cm" svg:y="6.601cm" chart:style-name="ch8">
              <text:p>Time of execution (ms)</text:p>
            </chart:title>
            <chart:grid chart:style-name="ch7" chart:class="major"/>
          </chart:axis>
          <chart:series chart:style-name="ch9" chart:values-cell-range-address="Feuil1.E40:Feuil1.E47" chart:label-cell-address="Feuil1.D14:Feuil1.D14" chart:class="chart:scatter">
            <chart:domain table:cell-range-address="Feuil1.D40:Feuil1.D47"/>
            <chart:regression-curve chart:style-name="ch10"/>
            <chart:data-point chart:repeated="8"/>
          </chart:series>
          <chart:series chart:style-name="ch11" chart:values-cell-range-address="Feuil1.H40:Feuil1.H47" chart:label-cell-address="Feuil1.D14:Feuil1.D14" chart:class="chart:scatter">
            <chart:domain table:cell-range-address="Feuil1.G40:Feuil1.G47"/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1.D40:Feuil1.D47</svg:desc>
                </draw:g>
              </table:table-cell>
              <table:table-cell office:value-type="float" office:value="151">
                <text:p>151</text:p>
                <draw:g>
                  <svg:desc>Feuil1.E40:Feuil1.E47</svg:desc>
                </draw:g>
              </table:table-cell>
              <table:table-cell office:value-type="float" office:value="50">
                <text:p>50</text:p>
                <draw:g>
                  <svg:desc>Feuil1.G40:Feuil1.G47</svg:desc>
                </draw:g>
              </table:table-cell>
              <table:table-cell office:value-type="float" office:value="203">
                <text:p>203</text:p>
                <draw:g>
                  <svg:desc>Feuil1.H40:Feuil1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33">
                <text:p>233</text:p>
              </table:table-cell>
              <table:table-cell office:value-type="float" office:value="80">
                <text:p>8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23">
                <text:p>323</text:p>
              </table:table-cell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520">
                <text:p>520</text:p>
              </table:table-cell>
              <table:table-cell office:value-type="float" office:value="125">
                <text:p>1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727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932">
                <text:p>932</text:p>
              </table:table-cell>
              <table:table-cell office:value-type="float" office:value="200">
                <text:p>20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r" fo:country="F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draw:stroke="dash" draw:stroke-dash="msLineDash_20_2" svg:stroke-width="0.053cm" svg:stroke-color="#ed7d31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353cm" svg:height="8.891cm" xlink:href=".." xlink:type="simple" chart:class="chart:scatter" chart:style-name="ch1">
        <chart:title svg:x="4.843cm" svg:y="0.312cm" chart:style-name="ch2">
          <text:p>Total Runtime (M=10, with differents values of N)</text:p>
        </chart:title>
        <chart:legend chart:legend-position="end" svg:x="18.645cm" svg:y="3.453cm" style:legend-expansion="high" chart:style-name="ch3"/>
        <chart:plot-area chart:style-name="ch4" table:cell-range-address="Feuil1.D64:Feuil1.E71 Feuil1.D14:Feuil1.D14 Feuil1.H64:Feuil1.H71" chart:data-source-has-labels="row" svg:x="1.507cm" svg:y="1.368cm" svg:width="16.691cm" svg:height="6.316cm">
          <chartooo:coordinate-region svg:x="2.455cm" svg:y="1.554cm" svg:width="15.424cm" svg:height="5.66cm"/>
          <chart:axis chart:dimension="x" chart:name="primary-x" chart:style-name="ch5">
            <chart:title svg:x="7.975cm" svg:y="7.862cm" chart:style-name="ch6">
              <text:p>Number of actors (N)</text:p>
            </chart:title>
            <chart:grid chart:style-name="ch7" chart:class="major"/>
          </chart:axis>
          <chart:axis chart:dimension="y" chart:name="primary-y" chart:style-name="ch5">
            <chart:title svg:x="0.451cm" svg:y="6.601cm" chart:style-name="ch8">
              <text:p>Time of execution (ms)</text:p>
            </chart:title>
            <chart:grid chart:style-name="ch7" chart:class="major"/>
          </chart:axis>
          <chart:series chart:style-name="ch9" chart:values-cell-range-address="Feuil1.E64:Feuil1.E71" chart:label-cell-address="Feuil1.D14:Feuil1.D14" chart:class="chart:scatter">
            <chart:domain table:cell-range-address="Feuil1.D64:Feuil1.D71"/>
            <chart:regression-curve chart:style-name="ch10"/>
            <chart:data-point chart:repeated="8"/>
          </chart:series>
          <chart:series chart:style-name="ch11" chart:values-cell-range-address="Feuil1.H64:Feuil1.H71" chart:label-cell-address="Feuil1.D14:Feuil1.D14" chart:class="chart:scatter">
            <chart:domain table:cell-range-address="Feuil1.G64:Feuil1.G71"/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1.D64:Feuil1.D71</svg:desc>
                </draw:g>
              </table:table-cell>
              <table:table-cell office:value-type="float" office:value="297">
                <text:p>297</text:p>
                <draw:g>
                  <svg:desc>Feuil1.E64:Feuil1.E71</svg:desc>
                </draw:g>
              </table:table-cell>
              <table:table-cell office:value-type="float" office:value="50">
                <text:p>50</text:p>
                <draw:g>
                  <svg:desc>Feuil1.G64:Feuil1.G71</svg:desc>
                </draw:g>
              </table:table-cell>
              <table:table-cell office:value-type="float" office:value="500">
                <text:p>500</text:p>
                <draw:g>
                  <svg:desc>Feuil1.H64:Feuil1.H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657">
                <text:p>657</text:p>
              </table:table-cell>
              <table:table-cell office:value-type="float" office:value="80">
                <text:p>8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50">
                <text:p>750</text:p>
              </table:table-cell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1047">
                <text:p>1047</text:p>
              </table:table-cell>
              <table:table-cell office:value-type="float" office:value="125">
                <text:p>12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312">
                <text:p>1312</text:p>
              </table:table-cell>
              <table:table-cell office:value-type="float" office:value="150">
                <text:p>15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2047">
                <text:p>2047</text:p>
              </table:table-cell>
              <table:table-cell office:value-type="float" office:value="200">
                <text:p>20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fr" fo:country="F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2" svg:stroke-width="0.053cm" svg:stroke-color="#ed7d31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353cm" svg:height="8.891cm" xlink:href=".." xlink:type="simple" chart:class="chart:scatter" chart:style-name="ch1">
        <chart:title svg:x="3.218cm" svg:y="0.399cm" chart:style-name="ch2">
          <text:p>Total Runtime (M=100, with differents values of N)</text:p>
        </chart:title>
        <chart:legend chart:legend-position="end" svg:x="17.746cm" svg:y="3.453cm" style:legend-expansion="high" chart:style-name="ch3"/>
        <chart:plot-area chart:style-name="ch4" table:cell-range-address="Feuil1.D86:Feuil1.E93 Feuil1.D14:Feuil1.D14 Feuil1.H86:Feuil1.H93" chart:data-source-has-labels="row" svg:x="1.507cm" svg:y="1.368cm" svg:width="15.792cm" svg:height="6.316cm">
          <chartooo:coordinate-region svg:x="2.666cm" svg:y="1.554cm" svg:width="14.314cm" svg:height="5.66cm"/>
          <chart:axis chart:dimension="x" chart:name="primary-x" chart:style-name="ch5">
            <chart:title svg:x="7.526cm" svg:y="7.862cm" chart:style-name="ch6">
              <text:p>Number of actors (N)</text:p>
            </chart:title>
            <chart:grid chart:style-name="ch7" chart:class="major"/>
          </chart:axis>
          <chart:axis chart:dimension="y" chart:name="primary-y" chart:style-name="ch5">
            <chart:title svg:x="0.451cm" svg:y="6.601cm" chart:style-name="ch8">
              <text:p>Time of execution (ms)</text:p>
            </chart:title>
            <chart:grid chart:style-name="ch7" chart:class="major"/>
          </chart:axis>
          <chart:series chart:style-name="ch9" chart:values-cell-range-address="Feuil1.E86:Feuil1.E93" chart:label-cell-address="Feuil1.D14:Feuil1.D14" chart:class="chart:scatter">
            <chart:domain table:cell-range-address="Feuil1.D86:Feuil1.D93"/>
            <chart:regression-curve chart:style-name="ch10"/>
            <chart:data-point chart:repeated="8"/>
          </chart:series>
          <chart:series chart:style-name="ch11" chart:values-cell-range-address="Feuil1.H86:Feuil1.H93" chart:label-cell-address="Feuil1.D14:Feuil1.D14" chart:class="chart:scatter">
            <chart:domain table:cell-range-address="Feuil1.G86:Feuil1.G93"/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1.D86:Feuil1.D93</svg:desc>
                </draw:g>
              </table:table-cell>
              <table:table-cell office:value-type="float" office:value="1438">
                <text:p>1438</text:p>
                <draw:g>
                  <svg:desc>Feuil1.E86:Feuil1.E93</svg:desc>
                </draw:g>
              </table:table-cell>
              <table:table-cell office:value-type="float" office:value="50">
                <text:p>50</text:p>
                <draw:g>
                  <svg:desc>Feuil1.G86:Feuil1.G93</svg:desc>
                </draw:g>
              </table:table-cell>
              <table:table-cell office:value-type="float" office:value="2412">
                <text:p>2412</text:p>
                <draw:g>
                  <svg:desc>Feuil1.H86:Feuil1.H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328">
                <text:p>2328</text:p>
              </table:table-cell>
              <table:table-cell office:value-type="float" office:value="80">
                <text:p>80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022">
                <text:p>3022</text:p>
              </table:table-cell>
              <table:table-cell office:value-type="float" office:value="100">
                <text:p>100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4687">
                <text:p>4687</text:p>
              </table:table-cell>
              <table:table-cell office:value-type="float" office:value="125">
                <text:p>125</text:p>
              </table:table-cell>
              <table:table-cell office:value-type="float" office:value="8954">
                <text:p>8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6850">
                <text:p>6850</text:p>
              </table:table-cell>
              <table:table-cell office:value-type="float" office:value="150">
                <text:p>150</text:p>
              </table:table-cell>
              <table:table-cell office:value-type="float" office:value="12569">
                <text:p>1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1641">
                <text:p>11641</text:p>
              </table:table-cell>
              <table:table-cell office:value-type="float" office:value="200">
                <text:p>200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  <draw:stroke-dash draw:name="msLineDash_20_2" draw:display-name="msLineDash 2" draw:style="round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r" fo:country="F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9e480e" draw:fill-color="#9e480e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447cm" svg:height="8.698cm" xlink:href=".." xlink:type="simple" chart:class="chart:scatter" chart:style-name="ch1">
        <chart:title svg:x="1.209cm" svg:y="0.308cm" chart:style-name="ch2">
          <text:p>Runtime based on the number of messages sent/the log state </text:p>
        </chart:title>
        <chart:legend chart:legend-position="end" svg:x="17.499cm" svg:y="2.415cm" style:legend-expansion="high" chart:style-name="ch3"/>
        <chart:plot-area chart:style-name="ch4" table:cell-range-address="Feuil1.D14:Feuil1.D22 Feuil1.E15:Feuil1.E22 Feuil1.H15:Feuil1.H22 Feuil1.E40:Feuil1.E47 Feuil1.H40:Feuil1.H47 Feuil1.E64:Feuil1.E71 Feuil1.H64:Feuil1.H71 Feuil1.E86:Feuil1.E93 Feuil1.H86:Feuil1.H93" chart:data-source-has-labels="row" svg:x="1.428cm" svg:y="1.36cm" svg:width="15.703cm" svg:height="6.135cm">
          <chartooo:coordinate-region svg:x="2.587cm" svg:y="1.546cm" svg:width="14.225cm" svg:height="5.479cm"/>
          <chart:axis chart:dimension="x" chart:name="primary-x" chart:style-name="ch5">
            <chart:title svg:x="7.72cm" svg:y="7.669cm" chart:style-name="ch6">
              <text:p>Number of actors</text:p>
            </chart:title>
            <chart:grid chart:style-name="ch7" chart:class="major"/>
          </chart:axis>
          <chart:axis chart:dimension="y" chart:name="primary-y" chart:style-name="ch5">
            <chart:title svg:x="0.451cm" svg:y="6.502cm" chart:style-name="ch8">
              <text:p>Time of execution (ms)</text:p>
            </chart:title>
            <chart:grid chart:style-name="ch7" chart:class="major"/>
          </chart:axis>
          <chart:series chart:style-name="ch9" chart:values-cell-range-address="Feuil1.E15:Feuil1.E22" chart:label-cell-address="Feuil1.D14:Feuil1.D14" chart:class="chart:scatter">
            <chart:domain table:cell-range-address="Feuil1.D15:Feuil1.D22"/>
            <chart:data-point chart:repeated="8"/>
          </chart:series>
          <chart:series chart:style-name="ch10" chart:values-cell-range-address="Feuil1.H15:Feuil1.H22" chart:label-cell-address="Feuil1.D14:Feuil1.D14" chart:class="chart:scatter">
            <chart:domain table:cell-range-address="Feuil1.G15:Feuil1.G22"/>
            <chart:data-point chart:repeated="8"/>
          </chart:series>
          <chart:series chart:style-name="ch11" chart:values-cell-range-address="Feuil1.E40:Feuil1.E47" chart:label-cell-address="Feuil1.D14:Feuil1.D14" chart:class="chart:scatter">
            <chart:domain table:cell-range-address="Feuil1.D40:Feuil1.D47"/>
            <chart:data-point chart:repeated="8"/>
          </chart:series>
          <chart:series chart:style-name="ch12" chart:values-cell-range-address="Feuil1.H40:Feuil1.H47" chart:label-cell-address="Feuil1.D14:Feuil1.D14" chart:class="chart:scatter">
            <chart:domain table:cell-range-address="Feuil1.G40:Feuil1.G47"/>
            <chart:data-point chart:repeated="8"/>
          </chart:series>
          <chart:series chart:style-name="ch13" chart:values-cell-range-address="Feuil1.E64:Feuil1.E71" chart:label-cell-address="Feuil1.D14:Feuil1.D14" chart:class="chart:scatter">
            <chart:domain table:cell-range-address="Feuil1.D64:Feuil1.D71"/>
            <chart:data-point chart:repeated="8"/>
          </chart:series>
          <chart:series chart:style-name="ch14" chart:values-cell-range-address="Feuil1.H64:Feuil1.H71" chart:label-cell-address="Feuil1.D14:Feuil1.D14" chart:class="chart:scatter">
            <chart:domain table:cell-range-address="Feuil1.G64:Feuil1.G71"/>
            <chart:data-point chart:repeated="8"/>
          </chart:series>
          <chart:series chart:style-name="ch15" chart:values-cell-range-address="Feuil1.E86:Feuil1.E93" chart:label-cell-address="Feuil1.D14:Feuil1.D14" chart:class="chart:scatter">
            <chart:domain table:cell-range-address="Feuil1.D86:Feuil1.D93"/>
            <chart:data-point chart:repeated="8"/>
          </chart:series>
          <chart:series chart:style-name="ch16" chart:values-cell-range-address="Feuil1.H86:Feuil1.H93" chart:label-cell-address="Feuil1.D14:Feuil1.D14" chart:class="chart:scatter">
            <chart:domain table:cell-range-address="Feuil1.G86:Feuil1.G93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Feuil1.D14:Feuil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1.D15:Feuil1.D22</svg:desc>
                </draw:g>
              </table:table-cell>
              <table:table-cell office:value-type="float" office:value="63">
                <text:p>63</text:p>
                <draw:g>
                  <svg:desc>Feuil1.E15:Feuil1.E22</svg:desc>
                </draw:g>
              </table:table-cell>
              <table:table-cell office:value-type="float" office:value="3">
                <text:p>3</text:p>
                <draw:g>
                  <svg:desc>Feuil1.G15:Feuil1.G22</svg:desc>
                </draw:g>
              </table:table-cell>
              <table:table-cell office:value-type="float" office:value="78">
                <text:p>78</text:p>
                <draw:g>
                  <svg:desc>Feuil1.H15:Feuil1.H22</svg:desc>
                </draw:g>
              </table:table-cell>
              <table:table-cell office:value-type="float" office:value="50">
                <text:p>50</text:p>
                <draw:g>
                  <svg:desc>Feuil1.D40:Feuil1.D47</svg:desc>
                </draw:g>
              </table:table-cell>
              <table:table-cell office:value-type="float" office:value="151">
                <text:p>151</text:p>
                <draw:g>
                  <svg:desc>Feuil1.E40:Feuil1.E47</svg:desc>
                </draw:g>
              </table:table-cell>
              <table:table-cell office:value-type="float" office:value="50">
                <text:p>50</text:p>
                <draw:g>
                  <svg:desc>Feuil1.G40:Feuil1.G47</svg:desc>
                </draw:g>
              </table:table-cell>
              <table:table-cell office:value-type="float" office:value="203">
                <text:p>203</text:p>
                <draw:g>
                  <svg:desc>Feuil1.H40:Feuil1.H47</svg:desc>
                </draw:g>
              </table:table-cell>
              <table:table-cell office:value-type="float" office:value="50">
                <text:p>50</text:p>
                <draw:g>
                  <svg:desc>Feuil1.D64:Feuil1.D71</svg:desc>
                </draw:g>
              </table:table-cell>
              <table:table-cell office:value-type="float" office:value="297">
                <text:p>297</text:p>
                <draw:g>
                  <svg:desc>Feuil1.E64:Feuil1.E71</svg:desc>
                </draw:g>
              </table:table-cell>
              <table:table-cell office:value-type="float" office:value="50">
                <text:p>50</text:p>
                <draw:g>
                  <svg:desc>Feuil1.G64:Feuil1.G71</svg:desc>
                </draw:g>
              </table:table-cell>
              <table:table-cell office:value-type="float" office:value="500">
                <text:p>500</text:p>
                <draw:g>
                  <svg:desc>Feuil1.H64:Feuil1.H71</svg:desc>
                </draw:g>
              </table:table-cell>
              <table:table-cell office:value-type="float" office:value="50">
                <text:p>50</text:p>
                <draw:g>
                  <svg:desc>Feuil1.D86:Feuil1.D93</svg:desc>
                </draw:g>
              </table:table-cell>
              <table:table-cell office:value-type="float" office:value="1438">
                <text:p>1438</text:p>
                <draw:g>
                  <svg:desc>Feuil1.E86:Feuil1.E93</svg:desc>
                </draw:g>
              </table:table-cell>
              <table:table-cell office:value-type="float" office:value="50">
                <text:p>50</text:p>
                <draw:g>
                  <svg:desc>Feuil1.G86:Feuil1.G93</svg:desc>
                </draw:g>
              </table:table-cell>
              <table:table-cell office:value-type="float" office:value="2412">
                <text:p>2412</text:p>
                <draw:g>
                  <svg:desc>Feuil1.H86:Feuil1.H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233">
                <text:p>233</text:p>
              </table:table-cell>
              <table:table-cell office:value-type="float" office:value="80">
                <text:p>80</text:p>
              </table:table-cell>
              <table:table-cell office:value-type="float" office:value="365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657">
                <text:p>657</text:p>
              </table:table-cell>
              <table:table-cell office:value-type="float" office:value="80">
                <text:p>80</text:p>
              </table:table-cell>
              <table:table-cell office:value-type="float" office:value="977">
                <text:p>977</text:p>
              </table:table-cell>
              <table:table-cell office:value-type="float" office:value="80">
                <text:p>80</text:p>
              </table:table-cell>
              <table:table-cell office:value-type="float" office:value="2328">
                <text:p>2328</text:p>
              </table:table-cell>
              <table:table-cell office:value-type="float" office:value="80">
                <text:p>80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50">
                <text:p>50</text:p>
              </table:table-cell>
              <table:table-cell office:value-type="float" office:value="1342">
                <text:p>1342</text:p>
              </table:table-cell>
              <table:table-cell office:value-type="float" office:value="100">
                <text:p>100</text:p>
              </table:table-cell>
              <table:table-cell office:value-type="float" office:value="323">
                <text:p>323</text:p>
              </table:table-cell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100">
                <text:p>100</text:p>
              </table:table-cell>
              <table:table-cell office:value-type="float" office:value="750">
                <text:p>750</text:p>
              </table:table-cell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  <table:table-cell office:value-type="float" office:value="100">
                <text:p>100</text:p>
              </table:table-cell>
              <table:table-cell office:value-type="float" office:value="3022">
                <text:p>3022</text:p>
              </table:table-cell>
              <table:table-cell office:value-type="float" office:value="100">
                <text:p>100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790">
                <text:p>1790</text:p>
              </table:table-cell>
              <table:table-cell office:value-type="float" office:value="80">
                <text:p>80</text:p>
              </table:table-cell>
              <table:table-cell office:value-type="float" office:value="3450">
                <text:p>3450</text:p>
              </table:table-cell>
              <table:table-cell office:value-type="float" office:value="125">
                <text:p>125</text:p>
              </table:table-cell>
              <table:table-cell office:value-type="float" office:value="520">
                <text:p>520</text:p>
              </table:table-cell>
              <table:table-cell office:value-type="float" office:value="125">
                <text:p>125</text:p>
              </table:table-cell>
              <table:table-cell office:value-type="float" office:value="604">
                <text:p>604</text:p>
              </table:table-cell>
              <table:table-cell office:value-type="float" office:value="125">
                <text:p>125</text:p>
              </table:table-cell>
              <table:table-cell office:value-type="float" office:value="1047">
                <text:p>1047</text:p>
              </table:table-cell>
              <table:table-cell office:value-type="float" office:value="125">
                <text:p>125</text:p>
              </table:table-cell>
              <table:table-cell office:value-type="float" office:value="1726">
                <text:p>1726</text:p>
              </table:table-cell>
              <table:table-cell office:value-type="float" office:value="125">
                <text:p>125</text:p>
              </table:table-cell>
              <table:table-cell office:value-type="float" office:value="4687">
                <text:p>4687</text:p>
              </table:table-cell>
              <table:table-cell office:value-type="float" office:value="125">
                <text:p>125</text:p>
              </table:table-cell>
              <table:table-cell office:value-type="float" office:value="8954">
                <text:p>8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62">
                <text:p>2962</text:p>
              </table:table-cell>
              <table:table-cell office:value-type="float" office:value="100">
                <text:p>100</text:p>
              </table:table-cell>
              <table:table-cell office:value-type="float" office:value="5657">
                <text:p>5657</text:p>
              </table:table-cell>
              <table:table-cell office:value-type="float" office:value="150">
                <text:p>150</text:p>
              </table:table-cell>
              <table:table-cell office:value-type="float" office:value="727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894">
                <text:p>894</text:p>
              </table:table-cell>
              <table:table-cell office:value-type="float" office:value="150">
                <text:p>150</text:p>
              </table:table-cell>
              <table:table-cell office:value-type="float" office:value="1312">
                <text:p>1312</text:p>
              </table:table-cell>
              <table:table-cell office:value-type="float" office:value="150">
                <text:p>150</text:p>
              </table:table-cell>
              <table:table-cell office:value-type="float" office:value="1967">
                <text:p>1967</text:p>
              </table:table-cell>
              <table:table-cell office:value-type="float" office:value="150">
                <text:p>150</text:p>
              </table:table-cell>
              <table:table-cell office:value-type="float" office:value="6850">
                <text:p>6850</text:p>
              </table:table-cell>
              <table:table-cell office:value-type="float" office:value="150">
                <text:p>150</text:p>
              </table:table-cell>
              <table:table-cell office:value-type="float" office:value="12569">
                <text:p>1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5500">
                <text:p>5500</text:p>
              </table:table-cell>
              <table:table-cell office:value-type="float" office:value="125">
                <text:p>125</text:p>
              </table:table-cell>
              <table:table-cell office:value-type="float" office:value="10040">
                <text:p>10040</text:p>
              </table:table-cell>
              <table:table-cell office:value-type="float" office:value="200">
                <text:p>200</text:p>
              </table:table-cell>
              <table:table-cell office:value-type="float" office:value="932">
                <text:p>932</text:p>
              </table:table-cell>
              <table:table-cell office:value-type="float" office:value="200">
                <text:p>200</text:p>
              </table:table-cell>
              <table:table-cell office:value-type="float" office:value="1484">
                <text:p>1484</text:p>
              </table:table-cell>
              <table:table-cell office:value-type="float" office:value="200">
                <text:p>200</text:p>
              </table:table-cell>
              <table:table-cell office:value-type="float" office:value="2047">
                <text:p>2047</text:p>
              </table:table-cell>
              <table:table-cell office:value-type="float" office:value="200">
                <text:p>200</text:p>
              </table:table-cell>
              <table:table-cell office:value-type="float" office:value="2927">
                <text:p>2927</text:p>
              </table:table-cell>
              <table:table-cell office:value-type="float" office:value="200">
                <text:p>200</text:p>
              </table:table-cell>
              <table:table-cell office:value-type="float" office:value="11641">
                <text:p>11641</text:p>
              </table:table-cell>
              <table:table-cell office:value-type="float" office:value="200">
                <text:p>200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9000">
                <text:p>9000</text:p>
              </table:table-cell>
              <table:table-cell office:value-type="float" office:value="150">
                <text:p>150</text:p>
              </table:table-cell>
              <table:table-cell office:value-type="float" office:value="14090">
                <text:p>14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9967">
                <text:p>19967</text:p>
              </table:table-cell>
              <table:table-cell office:value-type="float" office:value="200">
                <text:p>200</text:p>
              </table:table-cell>
              <table:table-cell office:value-type="float" office:value="39864">
                <text:p>3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